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language="fr" fo:country="CA"/>
    </style:style>
    <style:style style:name="P2" style:family="paragraph" style:parent-style-name="Normal_20__28_Web_29_">
      <style:text-properties officeooo:paragraph-rsid="00069fb2"/>
    </style:style>
    <style:style style:name="P3" style:family="paragraph" style:parent-style-name="Normal_20__28_Web_29_">
      <style:paragraph-properties fo:text-align="center" style:justify-single-word="false"/>
      <style:text-properties fo:font-size="24pt" officeooo:rsid="00069fb2" officeooo:paragraph-rsid="00069fb2" style:font-size-asian="24pt" style:font-size-complex="24pt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fr" fo:country="CA" style:font-size-asian="24pt" style:font-size-complex="24pt"/>
    </style:style>
    <style:style style:name="P5" style:family="paragraph" style:parent-style-name="Standard">
      <style:text-properties fo:language="fr" fo:country="CA" officeooo:rsid="00069fb2" officeooo:paragraph-rsid="00069fb2"/>
    </style:style>
    <style:style style:name="P6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/>
      <style:text-properties fo:language="fr" fo:country="CA" officeooo:rsid="00069fb2" officeooo:paragraph-rsid="00069fb2" fo:hyphenate="false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fo:language="fr" fo:country="CA" officeooo:rsid="00069fb2" officeooo:paragraph-rsid="00069fb2" fo:hyphenate="false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text-properties fo:language="fr" fo:country="CA" officeooo:rsid="000b23e8" officeooo:paragraph-rsid="000b23e8"/>
    </style:style>
    <style:style style:name="P9" style:family="paragraph" style:parent-style-name="Standard">
      <style:paragraph-properties fo:text-align="center" style:justify-single-word="false"/>
      <style:text-properties fo:language="fr" fo:country="CA" officeooo:rsid="000b23e8" officeooo:paragraph-rsid="000b23e8"/>
    </style:style>
    <style:style style:name="P10" style:family="paragraph" style:parent-style-name="Standard">
      <style:paragraph-properties fo:text-align="start" style:justify-single-word="false"/>
      <style:text-properties fo:language="fr" fo:country="CA" officeooo:rsid="000b23e8" officeooo:paragraph-rsid="000b23e8"/>
    </style:style>
    <style:style style:name="T1" style:family="text">
      <style:text-properties officeooo:rsid="00069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es de cours 2</text:p>
      <text:p text:style-name="P1">Figure de la sorciere</text:p>
      <text:p text:style-name="P1">------------------------</text:p>
      <text:p text:style-name="P1">Histoire de repression – Probleme de representation banalisation</text:p>
      <text:p text:style-name="P1"/>
      <text:p text:style-name="P1">Methodologie</text:p>
      <text:p text:style-name="P1">-----------------</text:p>
      <text:p text:style-name="P1">Experience ?</text:p>
      <text:p text:style-name="P1">- Voir</text:p>
      <text:p text:style-name="P1">- Vivre</text:p>
      <text:p text:style-name="P1">- Ressentir</text:p>
      <text:p text:style-name="P1">- &gt; Sensibiliter</text:p>
      <text:p text:style-name="P1"/>
      <text:p text:style-name="P1">Connaitre critique -&gt; valorisation de la pensee abstraite</text:p>
      <text:p text:style-name="P1"/>
      <text:p text:style-name="P1">Comment ?</text:p>
      <text:p text:style-name="P1"/>
      <text:p text:style-name="P1">Rationnalite</text:p>
      <text:p text:style-name="P1"/>
      <text:p text:style-name="P1">La representation : facon de montrer</text:p>
      <text:p text:style-name="P1">- Art</text:p>
      <text:p text:style-name="P1">- Language</text:p>
      <text:p text:style-name="P1">- Communication</text:p>
      <text:p text:style-name="P1">- Symbole</text:p>
      <text:p text:style-name="P1">- Mentale</text:p>
      <text:p text:style-name="P1">- Images</text:p>
      <text:p text:style-name="P1"/>
      <text:p text:style-name="P1">L’image de la sorciere est subjective<text:line-break/></text:p>
      <text:p text:style-name="P1"/>
      <text:p text:style-name="P1">La signification -&gt; sens – definitions ( abstraits )</text:p>
      <text:p text:style-name="P1"/>
      <text:p text:style-name="P1">L’interpretation est beaucoup plus basee sur la subjectivite que l objectivitie</text:p>
      <text:p text:style-name="P1"/>
      <text:p text:style-name="P1"/>
      <text:p text:style-name="P1">La critique de la [rationnalite instrumentale] -&gt; L’objectivitee et du pouvoir</text:p>
      <text:p text:style-name="P1"/>
      <text:p text:style-name="P1"/>
      <text:p text:style-name="Standard">Passage</text:p>
      <text:p text:style-name="Standard">---------</text:p>
      <text:p text:style-name="P2">Imagination - &gt; realite<text:line-break/></text:p>
      <text:p text:style-name="P2"/>
      <text:p text:style-name="P2"><text:span text:style-name="T1">Quoi mettre dans l enquete :</text:span></text:p>
      <text:p text:style-name="P2"><text:span text:style-name="T1">Methode → sujet</text:span></text:p>
      <text:p text:style-name="P2"><text:soft-page-break/><text:span text:style-name="T1">Enquete :</text:span></text:p>
      <text:p text:style-name="P2"><text:span text:style-name="T1">Developper une reflexion de maniere personnelle </text:span></text:p>
      <text:p text:style-name="P2"><text:span text:style-name="T1">Problematique – generale</text:span></text:p>
      <text:p text:style-name="P2">-------------------------------</text:p>
      <text:p text:style-name="P2"><text:span text:style-name="T1">Sous – question, <text:s/>BUT <text:s/>→ <text:s/>former une question</text:span></text:p>
      <text:p text:style-name="P2"><text:span text:style-name="T1">Interpeler le sens et les significations</text:span></text:p>
      <text:p text:style-name="P2">- <text:span text:style-name="T1">Articles publie sur le site</text:span></text:p>
      <text:p text:style-name="P2"><text:span text:style-name="T1">L enquete sera evaluer sur : </text:span></text:p>
      <text:p text:style-name="P2">- <text:span text:style-name="T1">Les images </text:span></text:p>
      <text:p text:style-name="P2">- <text:s/><text:span text:style-name="T1">Notes de cours</text:span></text:p>
      <text:p text:style-name="P2">- <text:span text:style-name="T1">Mediagraphe</text:span></text:p>
      <text:p text:style-name="P2">- <text:span text:style-name="T1">Personnelle reflexion</text:span></text:p>
      <text:p text:style-name="P2">- <text:span text:style-name="T1">Plan</text:span></text:p>
      <text:p text:style-name="P2"><text:span text:style-name="T1">Repression violence </text:span></text:p>
      <text:p text:style-name="P2">- <text:span text:style-name="T1">Modernite</text:span></text:p>
      <text:p text:style-name="P2">- <text:span text:style-name="T1">Raisonalite</text:span></text:p>
      <text:p text:style-name="P2">- <text:span text:style-name="T1">Liberte</text:span></text:p>
      <text:p text:style-name="P3">Notes de cours 3</text:p>
      <text:p text:style-name="P5">Qu est ce qui a rendu possible?</text:p>
      <text:p text:style-name="P5"/>
      <text:p text:style-name="P5">Condition Anthropologique – </text:p>
      <text:p text:style-name="P5">- On parle de l humain de facon etentielle</text:p>
      <text:p text:style-name="P5">- Elle s interesse a tout ce qui se caracteriste sur l humain en general</text:p>
      <text:p text:style-name="P5">- La chasse au sorciere est present dans l humain c est l imagination. Si on avait pas d imagination il n y aurait rien sur la terre</text:p>
      <text:p text:style-name="P5"/>
      <text:p text:style-name="P5">Quelle est la puissance de l imagination :</text:p>
      <text:p text:style-name="P5"/>
      <text:p text:style-name="P5">- Les croyances</text:p>
      <text:p text:style-name="P5">- L imagination n a pas de limite, on peut faire croire a tout le monde se que l on veut</text:p>
      <text:p text:style-name="P5">- La question qu on peut se poser avec l imagination, comment on est arriver a croire en l existence des choses qui n existe pas, c est l imagination.</text:p>
      <text:p text:style-name="P5"/>
      <text:p text:style-name="P5"/>
      <text:p text:style-name="P5"/>
      <text:p text:style-name="P5"><text:soft-page-break/>Mais comment arrive t on a s imaginer toutes ces choses: </text:p>
      <text:p text:style-name="P6">- Toutes imagination vient de toutes de l experience vecu</text:p>
      <text:p text:style-name="P7">- Agencement de l information qui provient de l usage des sens</text:p>
      <text:p text:style-name="P7">- Recit – Communique represente</text:p>
      <text:p text:style-name="P7"/>
      <text:p text:style-name="P7">L imagination et la realiter sont entre le millieu</text:p>
      <text:p text:style-name="P7"/>
      <text:p text:style-name="P7">Comment on arrive a croire a des choses qui n existe pas?</text:p>
      <text:p text:style-name="P7">Comment des choses issues de l imagination finissent par exister?</text:p>
      <text:p text:style-name="P7"/>
      <text:p text:style-name="P7">CONDITION POLITIQUE</text:p>
      <text:p text:style-name="P7">Ritualisation : </text:p>
      <text:p text:style-name="P7">- Institution – créer un cadre legal, regles – lois</text:p>
      <text:p text:style-name="P7">- Education</text:p>
      <text:p text:style-name="P7">- Religion</text:p>
      <text:p text:style-name="P7">- Poser les limites morale</text:p>
      <text:p text:style-name="P7">​​​​​</text:p>
      <text:p text:style-name="P5"/>
      <text:p text:style-name="P8">Contexte historique</text:p>
      <text:p text:style-name="P8">Condition mythodologique ( imagination )</text:p>
      <text:p text:style-name="P8"/>
      <text:p text:style-name="P8">Condition d emergence de la chasse aux sorcieres</text:p>
      <text:p text:style-name="P8"/>
      <text:p text:style-name="P8">- La figure de la sorciere a ete construire dans les mythes →Pre juger</text:p>
      <text:p text:style-name="P8"/>
      <text:p text:style-name="P9">Magicienne</text:p>
      <text:p text:style-name="P10">Circe : </text:p>
      <text:p text:style-name="P10">- Femme fatale</text:p>
      <text:p text:style-name="P10">- Amour → magie</text:p>
      <text:p text:style-name="P10">- Prensence de l animaliter</text:p>
      <text:p text:style-name="P10">- Beaute jeunesse</text:p>
      <text:p text:style-name="P10"/>
      <text:p text:style-name="P10">Medee  :</text:p>
      <text:p text:style-name="P10">- dangereuses</text:p>
      <text:p text:style-name="P10">- etrangere</text:p>
      <text:p text:style-name="P10">- fait peur</text:p>
      <text:p text:style-name="P10">- infanticide ( tue les enfants )</text:p>
      <text:p text:style-name="P10"/>
      <text:p text:style-name="P10">Coherence personalite </text:p>
      <text:p text:style-name="P10">Les deux :</text:p>
      <text:p text:style-name="P10">- Mefiance → contradiction</text:p>
      <text:p text:style-name="P10"/>
      <text:p text:style-name="P10">Condition metaphysique</text:p>
      <text:p text:style-name="P10"/>
      <text:p text:style-name="P10">Religion chretienne</text:p>
      <text:p text:style-name="P10"/>
      <text:p text:style-name="P10">Les dogmatiques chretien: verite absolue</text:p>
      <text:p text:style-name="P10">A ) le dogme du peche originel </text:p>
      <text:p text:style-name="P10"/>
      <text:p text:style-name="P10"><text:soft-page-break/>L humain a librement choisi le mal</text:p>
      <text:p text:style-name="P10">ex ) eve par choix a prit la pomme et que adam a choisi de croquer la pomme.</text:p>
      <text:p text:style-name="P10">C est par choix qu on vas vivre dans le mal → car nous sommes des etres libre, mais la liberter a fait qu on a choisi le mal. Tout ca c est le dogme du pecher originel</text:p>
      <text:p text:style-name="P10"/>
      <text:p text:style-name="P10">B ) Dogme de la redemption</text:p>
      <text:p text:style-name="P10">C est presque la meme chose mais si on veut s en sortir du mal on doit le choisir. </text:p>
      <text:p text:style-name="P10"/>
      <text:p text:style-name="P10">Un etre qui a choisi le mal doit aussi choisir pour vivre dans le bien. </text:p>
      <text:p text:style-name="P10">Dans notre societe. Systeme juridique.</text:p>
      <text:p text:style-name="P10"/>
      <text:p text:style-name="P10">On a le choix de choisir le mal ou le bien. </text:p>
      <text:p text:style-name="P10"/>
      <text:p text:style-name="P10">La responsabilite de l individu, car il est libre de faire se qu il veut face a chaque desir, choix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use-window-font-color="true" loext:opacity="0%" style:font-name="Times New Roman" fo:font-family="'Times New Roman'" style:font-family-generic="roman" style:font-pitch="variable" fo:language="fr" fo:country="CA" style:letter-kerning="false" style:font-name-asian="Times New Roman" style:font-family-asian="'Times New Roman'" style:font-family-generic-asian="roman" style:font-pitch-asian="variable" style:language-asian="fr" style:country-asian="CA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2-09T01:48:00Z</meta:creation-date>
    <dc:date>2024-02-15T10:37:02.891261752</dc:date>
    <meta:editing-cycles>7</meta:editing-cycles>
    <meta:editing-duration>PT6H11M19S</meta:editing-duration>
    <meta:document-statistic meta:table-count="0" meta:image-count="0" meta:object-count="0" meta:page-count="4" meta:paragraph-count="102" meta:word-count="611" meta:character-count="3377" meta:non-whitespace-character-count="2834"/>
    <meta:template xlink:type="simple" xlink:actuate="onRequest" xlink:title="" xlink:href="Normal.dotm"/>
  </office:meta>
</office:document-meta>
</file>